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ab-stops>
          <style:tab-stop style:position="0.3752in"/>
        </style:tab-stops>
      </style:paragraph-properties>
    </style:style>
    <style:style style:name="P3" style:family="paragraph" style:parent-style-name="Standard">
      <style:paragraph-properties fo:line-height="150%"/>
      <style:text-properties style:font-name="AssyrianDictionary"/>
    </style:style>
    <style:style style:name="P4" style:family="paragraph" style:parent-style-name="Standard">
      <style:paragraph-properties fo:line-height="150%"/>
      <style:text-properties style:font-name="AssyrianDictionary" fo:font-weight="bold" style:font-weight-asian="bold" style:font-weight-complex="bold"/>
    </style:style>
    <style:style style:name="P5" style:family="paragraph" style:parent-style-name="Standard">
      <style:paragraph-properties fo:margin-top="0.1665in" fo:margin-bottom="0in" fo:line-height="150%"/>
    </style:style>
    <style:style style:name="P6" style:family="paragraph" style:parent-style-name="Header">
      <style:paragraph-properties fo:margin-left="0in" fo:margin-right="0.25in" fo:text-indent="0in" style:auto-text-indent="false"/>
    </style:style>
    <style:style style:name="P7" style:family="paragraph" style:parent-style-name="Footer">
      <style:paragraph-properties fo:line-height="150%">
        <style:tab-stops/>
      </style:paragraph-properties>
      <style:text-properties style:font-name="AssyrianDictionary" fo:language="pl" fo:country="PL"/>
    </style:style>
    <style:style style:name="P8" style:family="paragraph" style:parent-style-name="Footer">
      <style:paragraph-properties fo:margin-left="0in" fo:margin-right="0.25in" fo:text-indent="0in" style:auto-text-indent="false"/>
    </style:style>
    <style:style style:name="P9" style:family="paragraph" style:parent-style-name="Plain_20_Text">
      <style:paragraph-properties fo:line-height="150%"/>
    </style:style>
    <style:style style:name="P10" style:family="paragraph" style:parent-style-name="Plain_20_Text">
      <style:paragraph-properties fo:line-height="150%" fo:text-align="center" style:justify-single-word="false"/>
    </style:style>
    <style:style style:name="P11" style:family="paragraph" style:parent-style-name="Plain_20_Text">
      <style:paragraph-properties fo:line-height="150%">
        <style:tab-stops>
          <style:tab-stop style:position="0.3752in"/>
        </style:tab-stops>
      </style:paragraph-properties>
    </style:style>
    <style:style style:name="P12" style:family="paragraph" style:parent-style-name="Plain_20_Text">
      <style:paragraph-properties fo:line-height="150%"/>
      <style:text-properties style:font-name="AssyrianDictionary" fo:font-size="12pt" style:font-size-asian="12pt"/>
    </style:style>
    <style:style style:name="P13" style:family="paragraph" style:parent-style-name="Plain_20_Text">
      <style:paragraph-properties fo:line-height="150%">
        <style:tab-stops>
          <style:tab-stop style:position="0.3752in"/>
        </style:tab-stops>
      </style:paragraph-properties>
      <style:text-properties style:font-name="AssyrianDictionary" fo:font-size="12pt" style:font-size-asian="12pt"/>
    </style:style>
    <style:style style:name="P14" style:family="paragraph" style:parent-style-name="Plain_20_Text">
      <style:paragraph-properties fo:line-height="150%"/>
      <style:text-properties style:font-name="AssyrianDictionary" fo:font-size="12pt" fo:font-weight="bold" style:font-size-asian="12pt" style:font-weight-asian="bold"/>
    </style:style>
    <style:style style:name="P15" style:family="paragraph" style:parent-style-name="Plain_20_Text">
      <style:paragraph-properties fo:line-height="150%"/>
      <style:text-properties style:font-name="AssyrianDictionary" fo:font-size="12pt" fo:font-weight="bold" style:font-size-asian="12pt" style:font-weight-asian="bold" style:font-weight-complex="bold"/>
    </style:style>
    <style:style style:name="P16" style:family="paragraph" style:parent-style-name="Plain_20_Text">
      <style:paragraph-properties fo:line-height="150%"/>
      <style:text-properties style:font-name="AssyrianDictionary" fo:font-size="12pt" fo:font-weight="bold" style:font-size-asian="12pt" style:font-weight-asian="bold" style:font-size-complex="12pt"/>
    </style:style>
    <style:style style:name="P17" style:family="paragraph" style:parent-style-name="Plain_20_Text">
      <style:paragraph-properties fo:line-height="150%"/>
      <style:text-properties style:font-name="AssyrianDictionary" fo:font-size="12pt" fo:language="pl" fo:country="PL" style:font-size-asian="12pt"/>
    </style:style>
    <style:style style:name="P18"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19" style:family="paragraph" style:parent-style-name="Plain_20_Text">
      <style:paragraph-properties fo:line-height="150%"/>
      <style:text-properties fo:font-variant="small-caps" style:font-name="AssyrianDictionary" fo:font-size="12pt" fo:font-weight="bold" style:font-size-asian="12pt" style:font-weight-asian="bold" style:font-weight-complex="bold"/>
    </style:style>
    <style:style style:name="P20" style:family="paragraph" style:parent-style-name="Plain_20_Text">
      <style:paragraph-properties fo:margin-left="0in" fo:margin-right="0in" fo:line-height="150%" fo:text-indent="0.25in" style:auto-text-indent="false"/>
    </style:style>
    <style:style style:name="P21" style:family="paragraph" style:parent-style-name="Plain_20_Text">
      <style:paragraph-properties fo:line-height="150%" fo:text-align="center" style:justify-single-word="false" fo:break-before="page"/>
      <style:text-properties style:font-name="AssyrianDictionary" fo:font-size="12pt" fo:font-weight="bold" style:font-size-asian="12pt" style:font-weight-asian="bold" style:font-weight-complex="bold"/>
    </style:style>
    <style:style style:name="P22" style:family="paragraph" style:parent-style-name="Plain_20_Text" style:master-page-name="Standard">
      <style:paragraph-properties fo:line-height="150%" fo:text-align="center" style:justify-single-word="false" style:page-number="auto"/>
    </style:style>
    <style:style style:name="T1" style:family="text">
      <style:text-properties style:font-name="AssyrianDictionary"/>
    </style:style>
    <style:style style:name="T2" style:family="text">
      <style:text-properties style:font-name="AssyrianDictionary" fo:font-size="12pt" fo:font-weight="bold" style:font-size-asian="12pt" style:font-weight-asian="bold"/>
    </style:style>
    <style:style style:name="T3" style:family="text">
      <style:text-properties style:font-name="AssyrianDictionary" fo:font-size="12pt" fo:font-weight="bold" style:font-size-asian="12pt" style:font-weight-asian="bold" style:font-weight-complex="bold"/>
    </style:style>
    <style:style style:name="T4" style:family="text">
      <style:text-properties style:font-name="AssyrianDictionary" fo:font-size="12pt" fo:font-weight="bold" style:font-size-asian="12pt" style:font-weight-asian="bold" style:font-size-complex="12pt"/>
    </style:style>
    <style:style style:name="T5" style:family="text">
      <style:text-properties style:font-name="AssyrianDictionary" fo:font-size="12pt" style:font-size-asian="12pt"/>
    </style:style>
    <style:style style:name="T6" style:family="text">
      <style:text-properties style:font-name="AssyrianDictionary" fo:font-size="12pt" style:font-size-asian="12pt" style:font-name-complex="Courier New" style:font-size-complex="11pt"/>
    </style:style>
    <style:style style:name="T7" style:family="text">
      <style:text-properties style:font-name="AssyrianDictionary" fo:font-size="12pt" style:font-size-asian="12pt" style:font-style-complex="italic"/>
    </style:style>
    <style:style style:name="T8" style:family="text">
      <style:text-properties style:font-name="AssyrianDictionary" fo:font-size="12pt" style:font-size-asian="12pt" style:font-size-complex="12pt"/>
    </style:style>
    <style:style style:name="T9" style:family="text">
      <style:text-properties style:font-name="AssyrianDictionary" fo:font-size="12pt" fo:font-style="italic" style:font-size-asian="12pt" style:font-style-asian="italic"/>
    </style:style>
    <style:style style:name="T10" style:family="text">
      <style:text-properties style:font-name="AssyrianDictionary" fo:font-size="12pt" fo:font-style="italic" style:font-size-asian="12pt" style:font-style-asian="italic" style:font-style-complex="italic"/>
    </style:style>
    <style:style style:name="T11" style:family="text">
      <style:text-properties style:font-name="AssyrianDictionary" fo:font-size="12pt" fo:language="pl" fo:country="PL" style:font-size-asian="12pt"/>
    </style:style>
    <style:style style:name="T12" style:family="text">
      <style:text-properties style:font-name="AssyrianDictionary" fo:font-size="12pt" fo:letter-spacing="0.0138in" style:font-size-asian="12pt" style:font-name-complex="Courier New" style:font-size-complex="11pt"/>
    </style:style>
    <style:style style:name="T13" style:family="text">
      <style:text-properties style:font-name="AssyrianDictionary" style:font-name-complex="Courier New" style:font-size-complex="9pt"/>
    </style:style>
    <style:style style:name="T14" style:family="text">
      <style:text-properties style:font-name="AssyrianDictionary" style:font-name-complex="Courier New" style:font-size-complex="11pt"/>
    </style:style>
    <style:style style:name="T15" style:family="text">
      <style:text-properties style:font-name="AssyrianDictionary" fo:letter-spacing="0.0138in" style:font-name-complex="Courier New" style:font-size-complex="9pt"/>
    </style:style>
    <style:style style:name="T16" style:family="text">
      <style:text-properties style:font-name="AssyrianDictionary" fo:letter-spacing="0.0138in" style:font-name-complex="Courier New" style:font-size-complex="11pt"/>
    </style:style>
    <style:style style:name="T17" style:family="text">
      <style:text-properties style:font-name="AssyrianDictionary" fo:language="pl" fo:country="PL"/>
    </style:style>
    <style:style style:name="T18" style:family="text">
      <style:text-properties style:font-name="AssyrianDictionary" fo:font-weight="bold" style:font-weight-asian="bold"/>
    </style:style>
    <style:style style:name="T19" style:family="text">
      <style:text-properties style:font-name="AssyrianDictionary" fo:font-weight="bold" style:font-weight-asian="bold" style:font-weight-complex="bold"/>
    </style:style>
    <style:style style:name="T20" style:family="text">
      <style:text-properties style:font-name="AssyrianDictionary" fo:font-style="italic" style:font-style-asian="italic"/>
    </style:style>
    <style:style style:name="T21" style:family="text">
      <style:text-properties style:font-name="AssyrianDictionary" fo:font-style="italic" style:font-style-asian="italic" style:font-style-complex="italic"/>
    </style:style>
    <style:style style:name="T22" style:family="text">
      <style:text-properties style:font-name="AssyrianDictionary" style:font-size-complex="11pt"/>
    </style:style>
    <style:style style:name="T23" style:family="text">
      <style:text-properties fo:font-style="italic" style:font-style-asian="italic"/>
    </style:style>
    <style:style style:name="T24" style:family="text">
      <style:text-properties fo:language="pl" fo:country="PL"/>
    </style:style>
    <style:style style:name="T25" style:family="text">
      <style:text-properties style:text-position="super 58%" style:font-name="AssyrianDictionary"/>
    </style:style>
    <style:style style:name="T26" style:family="text">
      <style:text-properties style:text-position="super 58%" style:font-name="AssyrianDictionary" fo:font-size="12pt" style:font-size-asian="12pt"/>
    </style:style>
    <style:style style:name="T27" style:family="text">
      <style:text-properties style:text-position="super 58%" style:font-name="AssyrianDictionary" fo:font-size="12pt" style:font-size-asian="12pt" style:font-size-complex="12pt"/>
    </style:style>
    <style:style style:name="T28" style:family="text">
      <style:text-properties style:text-position="super 58%" style:font-name="AssyrianDictionary" fo:font-size="12pt" fo:language="pl" fo:country="PL" style:font-size-asian="12pt"/>
    </style:style>
    <style:style style:name="T29" style:family="text">
      <style:text-properties style:text-position="super 58%" style:font-name="AssyrianDictionary" fo:font-size="12pt" fo:letter-spacing="0.0138in" style:font-size-asian="12pt" style:font-name-complex="Courier New" style:font-size-complex="11pt"/>
    </style:style>
    <style:style style:name="T30" style:family="text">
      <style:text-properties style:text-position="super 58%" style:font-name="AssyrianDictionary" fo:language="pl" fo:country="PL"/>
    </style:style>
    <style:style style:name="T31" style:family="text">
      <style:text-properties style:text-position="super 58%" style:font-name="AssyrianDictionary" style:font-name-complex="Courier New" style:font-size-complex="11pt"/>
    </style:style>
    <style:style style:name="T32" style:family="text">
      <style:text-properties style:font-name="Times New Roman" fo:font-size="12pt" style:font-size-asian="12pt"/>
    </style:style>
    <style:style style:name="T33" style:family="text">
      <style:text-properties style:font-name="Times New Roman" fo:font-size="12pt" fo:language="pl" fo:country="PL" style:font-size-asian="12pt"/>
    </style:style>
    <style:style style:name="T34" style:family="text">
      <style:text-properties style:font-name="Times New Roman" fo:font-size="12pt" fo:font-style="italic" style:font-size-asian="12pt" style:font-style-asian="italic" style:font-style-complex="italic"/>
    </style:style>
    <style:style style:name="T35" style:family="text">
      <style:text-properties style:text-position="sub 58%" style:font-name="AssyrianDictionary" fo:font-size="12pt" style:font-size-asian="12pt"/>
    </style:style>
    <style:style style:name="T36" style:family="text">
      <style:text-properties style:text-position="sub 58%" style:font-name="AssyrianDictionary" fo:font-size="12pt" style:font-size-asian="12pt" style:font-name-complex="Courier New" style:font-size-complex="11pt"/>
    </style:style>
    <style:style style:name="T37" style:family="text">
      <style:text-properties style:text-position="sub 58%" style:font-name="AssyrianDictionary" fo:font-size="12pt" style:font-size-asian="12pt" style:font-size-complex="12pt"/>
    </style:style>
    <style:style style:name="T38" style:family="text">
      <style:text-properties style:text-position="sub 58%" style:font-name="AssyrianDictionary" fo:font-size="12pt" fo:language="pl" fo:country="PL" style:font-size-asian="12pt"/>
    </style:style>
    <style:style style:name="T39" style:family="text">
      <style:text-properties style:text-position="sub 58%" style:font-name="AssyrianDictionary" fo:font-size="12pt" fo:letter-spacing="0.0138in" style:font-size-asian="12pt" style:font-name-complex="Courier New" style:font-size-complex="11pt"/>
    </style:style>
    <style:style style:name="T40" style:family="text">
      <style:text-properties style:text-position="sub 58%" style:font-name="AssyrianDictionary" style:font-name-complex="Courier New" style:font-size-complex="9pt"/>
    </style:style>
    <style:style style:name="T41" style:family="text">
      <style:text-properties style:text-position="sub 58%" style:font-name="AssyrianDictionary" style:font-name-complex="Courier New" style:font-size-complex="11pt"/>
    </style:style>
    <style:style style:name="T42" style:family="text">
      <style:text-properties style:text-position="sub 58%" style:font-name="AssyrianDictionary" fo:letter-spacing="0.0138in" style:font-name-complex="Courier New" style:font-size-complex="11pt"/>
    </style:style>
    <style:style style:name="T43" style:family="text">
      <style:text-properties style:font-name="Courier New" style:font-name-complex="Courier New" style:font-size-complex="9pt"/>
    </style:style>
    <style:style style:name="T44" style:family="text">
      <style:text-properties style:font-name="Courier New" style:font-name-complex="Courier New" style:font-size-complex="11pt"/>
    </style:style>
    <style:style style:name="T45" style:family="text">
      <style:text-properties fo:color="#ff0000" style:font-size-complex="11pt"/>
    </style:style>
    <style:style style:name="T4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22. Ibbi-Sin to Iåbi-Erra (IbIå1, 3.1.18, RCU 20)</text:span></text:p>
      <text:p text:style-name="P12"/>
      <text:p text:style-name="P19">Sources</text:p>
      <text:p text:style-name="P15"/>
      <text:p text:style-name="P9"><text:span text:style-name="T5">X1 = A 7475 i 44 – ii 1–24 = IbIå1A</text:span></text:p>
      <text:p text:style-name="P9"><text:span text:style-name="T5">X2 = Ashm 1922-165 (</text:span><text:span text:style-name="T9">OECT </text:span><text:span text:style-name="T5">5 27) = IbIå1B</text:span><text:span text:style-name="Footnote_20_Symbol"><text:span text:style-name="T5"><text:note text:id="ftn1" text:note-class="footnote"><text:note-citation>1</text:note-citation><text:note-body><text:p text:style-name="Footnote"><text:span text:style-name="T1"><text:s/>The tablet has deteriorated in parts since O. Gurney copied it and since I first collated it many years ago.</text:span></text:p></text:note-body></text:note></text:span></text:span></text:p>
      <text:p text:style-name="P12"/>
      <text:p text:style-name="P12">Tablet typology: compilation tablet (Type I): X1; Type III: X2.</text:p>
      <text:p text:style-name="P12"/>
      <text:p text:style-name="P9"><text:span text:style-name="T10">Bibliography</text:span><text:span text:style-name="T5">: X2 edited by S. N. Kramer, </text:span><text:span text:style-name="T9">OECT</text:span><text:span text:style-name="T5"> 5 15–16.</text:span></text:p>
      <text:p text:style-name="P12"/>
      <text:p text:style-name="P19">Text Transliterations</text:p>
      <text:p text:style-name="P15"/>
      <text:p text:style-name="P9"><text:span text:style-name="T2">IbIå1A = source X1</text:span></text:p>
      <text:p text:style-name="P12"/>
      <text:p text:style-name="P11"><text:span text:style-name="T11">1.<text:tab/>[</text:span><text:span text:style-name="T28">I</text:span><text:span text:style-name="T11">i</text:span><text:span text:style-name="T33">š</text:span><text:span text:style-name="T11">-bi-èr-ra-r]a </text:span><text:span text:style-name="T5">≠ù</text:span><text:span text:style-name="T11">-na-a-dug</text:span><text:span text:style-name="T38">4</text:span><text:span text:style-name="T5"></text:span></text:p>
      <text:p text:style-name="P11"><text:span text:style-name="T11">2.<text:tab/>[</text:span><text:span text:style-name="T28">d</text:span><text:span text:style-name="T11">i-b</text:span><text:span text:style-name="T5">í</text:span><text:span text:style-name="T11">-</text:span><text:span text:style-name="T28">d</text:span><text:span text:style-name="T11">en.zu lugal-zu] ≠na-ab-[bé]-≠a</text:span></text:p>
      <text:p text:style-name="P13"><text:tab/>Two or three lines broken</text:p>
      <text:p text:style-name="P11"><text:span text:style-name="T5">1’. <text:tab/>x </text:span><text:span text:style-name="T26">d</text:span><text:span text:style-name="T5">en-líl-lá íb ba-an-ak […] </text:span></text:p>
      <text:p text:style-name="P11"><text:span text:style-name="T11">2’. <text:tab/></text:span><text:span text:style-name="T5">≠</text:span><text:span text:style-name="T11">ki-</text:span><text:span text:style-name="T5">å</text:span><text:span text:style-name="T11">à</text:span><text:span text:style-name="T5"></text:span><text:span text:style-name="T11">-bi nu-me-a l</text:span><text:span text:style-name="T5">ú</text:span><text:span text:style-name="T11"> k</text:span><text:span text:style-name="T5">ú</text:span><text:span text:style-name="T11">r mu-un-zi-ma </text:span><text:span text:style-name="T5">≠</text:span><text:span text:style-name="T11">kur-kur</text:span><text:span text:style-name="T5"></text:span><text:span text:style-name="T11"> i[m</text:span><text:span text:style-name="T5"></text:span><text:span text:style-name="T11">-s</text:span><text:span text:style-name="T5">ù</text:span><text:span text:style-name="T11">h-s</text:span><text:span text:style-name="T5">ù</text:span><text:span text:style-name="T11">h]</text:span></text:p>
      <text:p text:style-name="P11"><text:span text:style-name="T11">3’.<text:tab/>≠u</text:span><text:span text:style-name="T35">4</text:span><text:span text:style-name="T5"></text:span><text:span text:style-name="T11"> </text:span><text:span text:style-name="T28">d</text:span><text:span text:style-name="T11">en-l</text:span><text:span text:style-name="T5">í</text:span><text:span text:style-name="T11">l-le dumu-ni </text:span><text:span text:style-name="T28">d</text:span><text:span text:style-name="T11">en.zu-ra im-m[i-gur]</text:span></text:p>
      <text:p text:style-name="P11"><text:span text:style-name="T11">4’.<text:tab/>za-e inim-zu Ñi</text:span><text:span text:style-name="T33">š</text:span><text:span text:style-name="T11">kim b</text:span><text:span text:style-name="T5">í</text:span><text:span text:style-name="T11">-in-tuk-</text:span><text:span text:style-name="T5">à</text:span><text:span text:style-name="T11">[m]</text:span></text:p>
      <text:p text:style-name="P11"><text:span text:style-name="T5">5’.<text:tab/>ni</text:span><text:span text:style-name="T32">š</text:span><text:span text:style-name="T5"> gú-un kù-babbar åe sa</text:span><text:span text:style-name="T35">10</text:span><text:span text:style-name="T5">-sa</text:span><text:span text:style-name="T35">10</text:span><text:span text:style-name="Footnote_20_Symbol"><text:span text:style-name="T5"><text:note text:id="ftn2" text:note-class="footnote"><text:note-citation>2</text:note-citation><text:note-body><text:p text:style-name="Footnote"><text:span text:style-name="T1"><text:s/>In this text </text:span><text:span text:style-name="T13">sa</text:span><text:span text:style-name="T40">10</text:span><text:span text:style-name="T13"> </text:span><text:span text:style-name="T1">is written </text:span><text:span text:style-name="T13">NÍNDA</text:span><text:span text:style-name="T43">×</text:span><text:span text:style-name="T13">ÅE.ÀM</text:span><text:span text:style-name="T1">.</text:span></text:p></text:note-body></text:note></text:span></text:span><text:span text:style-name="T5">-dè åu bí-≠in-ti</text:span></text:p>
      <text:p text:style-name="P11"><text:span text:style-name="T11">6’.<text:tab/>min</text:span><text:span text:style-name="T38">6</text:span><text:span text:style-name="T11"> </text:span><text:span text:style-name="T5">å</text:span><text:span text:style-name="T11">e gur-ta-</text:span><text:span text:style-name="T5">à</text:span><text:span text:style-name="T11">m a</text:span><text:span text:style-name="T33">š</text:span><text:span text:style-name="T11"> g</text:span><text:span text:style-name="T5">í</text:span><text:span text:style-name="T11">n-</text:span><text:span text:style-name="T5">≠à</text:span><text:span text:style-name="T11">m</text:span><text:span text:style-name="T5"></text:span><text:span text:style-name="T11"> b</text:span><text:span text:style-name="T5">í</text:span><text:span text:style-name="T11">-ib-sa</text:span><text:span text:style-name="T38">10</text:span><text:span text:style-name="T11">-s[a</text:span><text:span text:style-name="T38">10</text:span><text:span text:style-name="T11"> (…)]</text:span></text:p>
      <text:p text:style-name="P11"><text:span text:style-name="T11">7’ .<text:tab/>Ñ</text:span><text:span text:style-name="T5">á</text:span><text:span text:style-name="T11">-ra a</text:span><text:span text:style-name="T33">š</text:span><text:span text:style-name="T11"> </text:span><text:span text:style-name="T5">å</text:span><text:span text:style-name="T11">e gur-ta</text:span><text:span text:style-name="Footnote_20_Symbol"><text:span text:style-name="T11"><text:note text:id="ftn3" text:note-class="footnote"><text:note-citation>3</text:note-citation><text:note-body><text:p text:style-name="Footnote"><text:span text:style-name="T1"><text:s/>The scribe began to write </text:span><text:span text:style-name="T13">àm</text:span><text:span text:style-name="T1"> and then wrote </text:span><text:span text:style-name="T13">ta</text:span><text:span text:style-name="T1"> over it.</text:span></text:p></text:note-body></text:note></text:span></text:span><text:span text:style-name="T11">-</text:span><text:span text:style-name="T5">à</text:span><text:span text:style-name="T11">m gi</text:span><text:span text:style-name="T38">4</text:span><text:span text:style-name="T11">-Ñu</text:span><text:span text:style-name="T38">10</text:span><text:span text:style-name="T11">-da</text:span></text:p>
      <text:p text:style-name="P11"><text:span text:style-name="T11">8’.<text:tab/>amurrum l</text:span><text:span text:style-name="T5">ú</text:span><text:span text:style-name="T11"> k</text:span><text:span text:style-name="T5">ú</text:span><text:span text:style-name="T11">r-ra </text:span><text:span text:style-name="T5">≠åà</text:span><text:span text:style-name="T11"> ma-da-ka </text:span><text:span text:style-name="T5">ì</text:span><text:span text:style-name="T11">-gub-ba</text:span></text:p>
      <text:p text:style-name="P11"><text:soft-page-break/><text:span text:style-name="T11">9’.<text:tab/>usu kalam-ma-Ñu</text:span><text:span text:style-name="T38">10</text:span><text:span text:style-name="T11"> </text:span><text:span text:style-name="T5">é</text:span><text:span text:style-name="T11">ren-bi-ta mu-un-zu-a</text:span></text:p>
      <text:p text:style-name="P11"><text:span text:style-name="T11">10’. <text:tab/>a-gin</text:span><text:span text:style-name="T38">7</text:span><text:span text:style-name="T11"> ma-da-Ñu</text:span><text:span text:style-name="T38">10</text:span><text:span text:style-name="T11"> saÑ ba-e-</text:span><text:span text:style-name="T5">åú</text:span><text:span text:style-name="T11">m-ma b</text:span><text:span text:style-name="T5">à</text:span><text:span text:style-name="T11">d gal-Ñu</text:span><text:span text:style-name="T38">10</text:span><text:span text:style-name="T11"> mu-e-</text:span><text:span text:style-name="T5">≠</text:span><text:span text:style-name="T11">dab</text:span><text:span text:style-name="T38">5</text:span><text:span text:style-name="T11">-dab</text:span><text:span text:style-name="T38">5</text:span><text:span text:style-name="T5"></text:span></text:p>
      <text:p text:style-name="P11"><text:span text:style-name="T11">11’. <text:tab/></text:span><text:span text:style-name="T28">I</text:span><text:span text:style-name="T11">puzur</text:span><text:span text:style-name="T38">4</text:span><text:span text:style-name="T11">-</text:span><text:span text:style-name="T28">d</text:span><text:span text:style-name="T5">≠</text:span><text:span text:style-name="T11">marduk </text:span><text:span text:style-name="T5">å</text:span><text:span text:style-name="T11">akkana b</text:span><text:span text:style-name="T5">à</text:span><text:span text:style-name="T11">d-igi-hur-saÑ-Ñ</text:span><text:span text:style-name="T5">á</text:span></text:p>
      <text:p text:style-name="P11"><text:span text:style-name="T11">12’. <text:tab/>a-gin</text:span><text:span text:style-name="T38">7</text:span><text:span text:style-name="T11"> amurrum an-≠ta nam-mu-un-gi</text:span><text:span text:style-name="T38">4</text:span><text:span text:style-name="T11">-gi</text:span><text:span text:style-name="T38">4</text:span></text:p>
      <text:p text:style-name="P11"><text:span text:style-name="T11">13’. <text:tab/>u</text:span><text:span text:style-name="T38">4</text:span><text:span text:style-name="T11"> na-me-ka </text:span><text:span text:style-name="T28">Ñi</text:span><text:span text:style-name="T26">å</text:span><text:span text:style-name="T11">tukul kala-ga-zu li-b</text:span><text:span text:style-name="T5">í</text:span><text:span text:style-name="T11">-in-t</text:span><text:span text:style-name="T5">ú</text:span><text:span text:style-name="T11">m-</text:span><text:span text:style-name="T5">≠</text:span><text:span text:style-name="T11">ma</text:span><text:span text:style-name="T5"></text:span><text:span text:style-name="T11"> </text:span></text:p>
      <text:p text:style-name="P11"><text:span text:style-name="T11">14’. <text:tab/>nir-Ñ</text:span><text:span text:style-name="T5">á</text:span><text:span text:style-name="T11">l-zu-ta x</text:span><text:span text:style-name="Footnote_20_Symbol"><text:span text:style-name="T11"><text:note text:id="ftn4" text:note-class="footnote"><text:note-citation>4</text:note-citation><text:note-body><text:p text:style-name="Footnote"><text:span text:style-name="T1"><text:s/>Possibly an erased </text:span><text:span text:style-name="T15">ugu</text:span><text:span text:style-name="T1">.</text:span></text:p></text:note-body></text:note></text:span></text:span><text:span text:style-name="T11"> </text:span><text:span text:style-name="T26">ugu</text:span><text:span text:style-name="T11">ugu</text:span><text:span text:style-name="T38">4</text:span><text:span text:style-name="T11">-bi kur-bi-ta im-ta-x-x-x </text:span></text:p>
      <text:p text:style-name="P11"><text:span text:style-name="T11">15’. <text:tab/></text:span><text:span text:style-name="T5">á</text:span><text:span text:style-name="T11">-</text:span><text:span text:style-name="T5">å</text:span><text:span text:style-name="T11">e ≠180-</text:span><text:span text:style-name="T5">à</text:span><text:span text:style-name="T11">m </text:span><text:span text:style-name="T28">Ñi</text:span><text:span text:style-name="T26">å</text:span><text:span text:style-name="T11">m</text:span><text:span text:style-name="T5">á</text:span><text:span text:style-name="T11"> gu-la </text:span><text:span text:style-name="T28">Ñi</text:span><text:span text:style-name="T26">å</text:span><text:span text:style-name="T11">m</text:span><text:span text:style-name="T5">á</text:span><text:span text:style-name="T11"> 120 gur-</text:span><text:span text:style-name="T5">≠</text:span><text:span text:style-name="T11">ta-</text:span><text:span text:style-name="T5">à</text:span><text:span text:style-name="T11">m</text:span><text:span text:style-name="T5"></text:span><text:span text:style-name="T11"> ­im-ma-an-duh-e</text:span></text:p>
      <text:p text:style-name="P11"><text:span text:style-name="T11">16’. <text:tab/></text:span><text:span text:style-name="T5">ù</text:span><text:span text:style-name="T11"> Ñé</text:span><text:span text:style-name="T33">š</text:span><text:span text:style-name="T11">-u-</text:span><text:span text:style-name="T5">à</text:span><text:span text:style-name="T11">m </text:span><text:span text:style-name="T28">Ñi</text:span><text:span text:style-name="T26">å</text:span><text:span text:style-name="T11">m</text:span><text:span text:style-name="T5">á</text:span><text:span text:style-name="T11"> Ñé</text:span><text:span text:style-name="T33">š</text:span><text:span text:style-name="T11"> &lt;gur&gt;-ta-</text:span><text:span text:style-name="T5">à</text:span><text:span text:style-name="T11">m im-</text:span><text:span text:style-name="T5">≠</text:span><text:span text:style-name="T11">ma</text:span><text:span text:style-name="T5"></text:span><text:span text:style-name="T11">-an-</text:span><text:span text:style-name="T5">≠</text:span><text:span text:style-name="T11">duh</text:span><text:span text:style-name="T5"></text:span><text:span text:style-name="T11">-[e]</text:span></text:p>
      <text:p text:style-name="P11"><text:span text:style-name="T11">17’. <text:tab/></text:span><text:span text:style-name="T28">I</text:span><text:span text:style-name="T5">å</text:span><text:span text:style-name="T11">u-</text:span><text:span text:style-name="T28">d</text:span><text:span text:style-name="T11">en-</text:span><text:span text:style-name="T5">≠</text:span><text:span text:style-name="T11">l</text:span><text:span text:style-name="T5">í</text:span><text:span text:style-name="T11">l</text:span><text:span text:style-name="T5"></text:span><text:span text:style-name="T11"> </text:span><text:span text:style-name="T5">é</text:span><text:span text:style-name="T11">nsi </text:span><text:span text:style-name="T5">≠</text:span><text:span text:style-name="T11">ki</text:span><text:span text:style-name="T5">å</text:span><text:span text:style-name="T11">i</text:span><text:span text:style-name="T28">ki</text:span><text:span text:style-name="T11">-</text:span><text:span text:style-name="T5">à</text:span><text:span text:style-name="T11">m</text:span><text:span text:style-name="T5"></text:span></text:p>
      <text:p text:style-name="P11"><text:span text:style-name="T11">18’. <text:tab/></text:span><text:span text:style-name="T28">I</text:span><text:span text:style-name="T11">nu-</text:span><text:span text:style-name="T5">ú</text:span><text:span text:style-name="T11">r-</text:span><text:span text:style-name="T5">é</text:span><text:span text:style-name="T11">-a </text:span><text:span text:style-name="T5">é</text:span><text:span text:style-name="T11">nsi </text:span><text:span text:style-name="T5">èå</text:span><text:span text:style-name="T11">-nun-na</text:span><text:span text:style-name="T26">≠</text:span><text:span text:style-name="T28">ki</text:span><text:span text:style-name="T26"></text:span><text:span text:style-name="T11">-[</text:span><text:span text:style-name="T5">à</text:span><text:span text:style-name="T11">m]</text:span></text:p>
      <text:p text:style-name="P11"><text:span text:style-name="T11">19’. <text:tab/></text:span><text:span text:style-name="T28">I</text:span><text:span text:style-name="T11">puzur</text:span><text:span text:style-name="T38">4</text:span><text:span text:style-name="T11">-tu-tu </text:span><text:span text:style-name="T5">é</text:span><text:span text:style-name="T11">nsi b</text:span><text:span text:style-name="T5">à</text:span><text:span text:style-name="T11">d-zi-ab-ba[</text:span><text:span text:style-name="T28">ki</text:span><text:span text:style-name="T11">-</text:span><text:span text:style-name="T5">à</text:span><text:span text:style-name="T11">m]</text:span></text:p>
      <text:p text:style-name="P11"><text:span text:style-name="T11">20’. <text:tab/>≠</text:span><text:span text:style-name="T33">Š</text:span><text:span text:style-name="T11">ÁR</text:span><text:span text:style-name="T33">×</text:span><text:span text:style-name="T11">20</text:span><text:span text:style-name="T28">?</text:span><text:span text:style-name="T11"> </text:span><text:span text:style-name="T5">å</text:span><text:span text:style-name="T11">e gur </text:span><text:span text:style-name="T5">å</text:span><text:span text:style-name="T11">e </text:span><text:span text:style-name="T5">å</text:span><text:span text:style-name="T11">u-zu-ta b</text:span><text:span text:style-name="T5">í</text:span><text:span text:style-name="T11">-</text:span><text:span text:style-name="T5">í</text:span><text:span text:style-name="T11">b-si-ge-e</text:span><text:span text:style-name="T5">å</text:span></text:p>
      <text:p text:style-name="P11"><text:span text:style-name="T11">21’. <text:tab/>k</text:span><text:span text:style-name="T5">ù</text:span><text:span text:style-name="T11"> </text:span><text:span text:style-name="T5">å</text:span><text:span text:style-name="T11">u-zu-ta ≠ù sá</text:span><text:span text:style-name="T28">?</text:span><text:span text:style-name="T11">-dug</text:span><text:span text:style-name="T38">4</text:span><text:span text:style-name="T28"> </text:span><text:span text:style-name="T11">mah</text:span><text:span text:style-name="T28">?</text:span><text:span text:style-name="T11">-≠di</text:span><text:span text:style-name="T28">?</text:span><text:span text:style-name="T11"></text:span></text:p>
      <text:p text:style-name="P11"><text:span text:style-name="T11">22’. <text:tab/></text:span><text:span text:style-name="T33">Š</text:span><text:span text:style-name="T11">ÁR</text:span><text:span text:style-name="T33">×</text:span><text:span text:style-name="T11">20 </text:span><text:span text:style-name="T5">å</text:span><text:span text:style-name="T11">e sa</text:span><text:span text:style-name="T35">10</text:span><text:span text:style-name="T11">-</text:span><text:span text:style-name="T5">≠</text:span><text:span text:style-name="T11">sa</text:span><text:span text:style-name="T35">10</text:span><text:span text:style-name="T11">-dè</text:span><text:span text:style-name="T5"></text:span><text:span text:style-name="T11"> saÑ-Ñ</text:span><text:span text:style-name="T5">á</text:span><text:span text:style-name="T11"> h</text:span><text:span text:style-name="T5">é</text:span><text:span text:style-name="T11">-en-≠Ñ</text:span><text:span text:style-name="T5">á</text:span><text:span text:style-name="T11">l</text:span></text:p>
      <text:p text:style-name="P11"><text:span text:style-name="T11">23’. <text:tab/>en-na mu-e-</text:span><text:span text:style-name="T5">å</text:span><text:span text:style-name="T11">i-in-gi</text:span><text:span text:style-name="T38">4</text:span><text:span text:style-name="T11"> nam-ma-</text:span><text:span text:style-name="T5">å</text:span><text:span text:style-name="T11">i-du-un</text:span></text:p>
      <text:p text:style-name="P2"><text:span text:style-name="T17">24’.</text:span><text:span text:style-name="T17"> <text:tab/></text:span><text:span text:style-name="T1">≠</text:span><text:span text:style-name="T17">nibru</text:span><text:span text:style-name="T1"></text:span><text:span text:style-name="T30">ki</text:span><text:span text:style-name="T17"> </text:span><text:span text:style-name="T1">≠ì</text:span><text:span text:style-name="T17">-si-in</text:span><text:span text:style-name="T30">ki</text:span><text:span text:style-name="T1"></text:span><text:span text:style-name="T17"> en-nu-ùÑ aka-dè ugu-zu-</text:span><text:span text:style-name="T1">≠å</text:span><text:span text:style-name="T17">è</text:span><text:span text:style-name="T1"></text:span><text:span text:style-name="T17"> </text:span><text:span text:style-name="T1">≠</text:span><text:span text:style-name="T17">e</text:span><text:span text:style-name="T1"></text:span><text:span text:style-name="T17">-tuku a-ma-ru-kam</text:span></text:p>
      <text:p text:style-name="P7"/>
      <text:p text:style-name="P7">(Colophon P)</text:p>
      <text:p text:style-name="P7"/>
      <text:p text:style-name="P14">IbIå1B = source X2</text:p>
      <text:p text:style-name="P12"/>
      <text:p text:style-name="P11"><text:span text:style-name="T11">1. <text:tab/></text:span><text:span text:style-name="T28">≠d</text:span><text:span text:style-name="T11">i</text:span><text:span text:style-name="T5">å</text:span><text:span text:style-name="T11">-bi-</text:span><text:span text:style-name="T5">è</text:span><text:span text:style-name="T11">r-ra-ra </text:span><text:span text:style-name="T5">≠ù</text:span><text:span text:style-name="T11">-na</text:span><text:span text:style-name="T5"></text:span><text:span text:style-name="T11">-a-dug</text:span><text:span text:style-name="T38">4</text:span></text:p>
      <text:p text:style-name="P11"><text:span text:style-name="T11">2. <text:tab/></text:span><text:span text:style-name="T28">d</text:span><text:span text:style-name="T11">i-b</text:span><text:span text:style-name="T5">í</text:span><text:span text:style-name="T11">-</text:span><text:span text:style-name="T28">d</text:span><text:span text:style-name="T11">en.</text:span><text:span text:style-name="T5">≠</text:span><text:span text:style-name="T11">zu lugal-zu na-ab</text:span><text:span text:style-name="T5"></text:span><text:span text:style-name="T11">-b</text:span><text:span text:style-name="T5">é</text:span><text:span text:style-name="T11">-≠a</text:span><text:span text:style-name="T5"></text:span></text:p>
      <text:p text:style-name="P11"><text:span text:style-name="T11">3. <text:tab/>en-na </text:span><text:span text:style-name="T28">d</text:span><text:span text:style-name="T11">en-l</text:span><text:span text:style-name="T5">í</text:span><text:span text:style-name="T11">l </text:span><text:span text:style-name="T5">≠</text:span><text:span text:style-name="T11">lugal-Ñu</text:span><text:span text:style-name="T38">10</text:span><text:span text:style-name="T5"></text:span><text:span text:style-name="T11"> me-</text:span><text:span text:style-name="T5">åè</text:span><text:span text:style-name="T11"> i-im-du-d</text:span><text:span text:style-name="T5">è</text:span><text:span text:style-name="T11">-en</text:span></text:p>
      <text:p text:style-name="P11"><text:span text:style-name="T11">4. <text:s/><text:tab/></text:span><text:span text:style-name="T5">za-e ur</text:span><text:span text:style-name="T35">5</text:span><text:span text:style-name="T5">-gin</text:span><text:span text:style-name="T35">7</text:span><text:span text:style-name="T5"> ka ì-bal-e</text:span></text:p>
      <text:p text:style-name="P11"><text:span text:style-name="T11">5.</text:span><text:span text:style-name="T11"> <text:s/><text:tab/>u</text:span><text:span text:style-name="T38">4</text:span><text:span text:style-name="T11">-da </text:span><text:span text:style-name="T28">d</text:span><text:span text:style-name="T11">en-l</text:span><text:span text:style-name="T5">í</text:span><text:span text:style-name="T11">l-le Ñ</text:span><text:span text:style-name="T5">á</text:span><text:span text:style-name="T11">-a-ra hul ba-an-gig</text:span></text:p>
      <text:p text:style-name="P11"><text:soft-page-break/><text:span text:style-name="T11">6. <text:s/><text:tab/>dumu-ni </text:span><text:span text:style-name="T28">d</text:span><text:span text:style-name="T11">en.zu-na-ra hul ba-an-gig</text:span></text:p>
      <text:p text:style-name="P11"><text:span text:style-name="T11">7. <text:s/><text:tab/>uri</text:span><text:span text:style-name="T38">5</text:span><text:span text:style-name="T28">ki</text:span><text:span text:style-name="T11"> l</text:span><text:span text:style-name="T5">ú</text:span><text:span text:style-name="T11"> k</text:span><text:span text:style-name="T5">ú</text:span><text:span text:style-name="T11">r-ra b</text:span><text:span text:style-name="T5">í</text:span><text:span text:style-name="T11">-in-</text:span><text:span text:style-name="T5">åú</text:span><text:span text:style-name="T11">m-mu </text:span></text:p>
      <text:p text:style-name="P11"><text:span text:style-name="T11">8. <text:s/><text:tab/>ki </text:span><text:span text:style-name="T5">≠å</text:span><text:span text:style-name="T11">à</text:span><text:span text:style-name="T28">?</text:span><text:span text:style-name="T5"></text:span><text:span text:style-name="T11">-ba nu-me-a l</text:span><text:span text:style-name="T5">ú</text:span><text:span text:style-name="T11"> k</text:span><text:span text:style-name="T5">ú</text:span><text:span text:style-name="T11">r im-zi-ge kur-kur im-s</text:span><text:span text:style-name="T5">ù</text:span><text:span text:style-name="T11">h-s</text:span><text:span text:style-name="T5">ù</text:span><text:span text:style-name="T11">h</text:span></text:p>
      <text:p text:style-name="P11"><text:span text:style-name="T11">9. <text:s/><text:tab/>u</text:span><text:span text:style-name="T38">4 </text:span><text:span text:style-name="T28">d</text:span><text:span text:style-name="T11">en-l</text:span><text:span text:style-name="T5">í</text:span><text:span text:style-name="T11">l-le dumu-ni </text:span><text:span text:style-name="T28">d</text:span><text:span text:style-name="T11">en.zu-na-ra im-me-gur</text:span></text:p>
      <text:p text:style-name="P11"><text:span text:style-name="T11">10. <text:tab/>za-e inim-zu Ñi</text:span><text:span text:style-name="T33">š</text:span><text:span text:style-name="T11">kim im-ma-an-≠tuku</text:span></text:p>
      <text:p text:style-name="P11"><text:span text:style-name="T5">11. <text:tab/>ni</text:span><text:span text:style-name="T32">š</text:span><text:span text:style-name="T5"> gun kù-babbar åe sa</text:span><text:span text:style-name="T35">10</text:span><text:span text:style-name="Footnote_20_Symbol"><text:span text:style-name="T5"><text:note text:id="ftn5" text:note-class="footnote"><text:note-citation>5</text:note-citation><text:note-body><text:p text:style-name="Footnote"><text:span text:style-name="T1"><text:s/>In this text </text:span><text:span text:style-name="T13">sa</text:span><text:span text:style-name="T40">10</text:span><text:span text:style-name="T1"> is written </text:span><text:span text:style-name="T13">NÍNDA</text:span><text:span text:style-name="T43">×</text:span><text:span text:style-name="T13">ÅE.ÀM</text:span><text:span text:style-name="T1">.</text:span></text:p></text:note-body></text:note></text:span></text:span><text:span text:style-name="T5">-e-dè ≠åu ba-e-ti <text:s/></text:span></text:p>
      <text:p text:style-name="P11"><text:span text:style-name="T5">12. <text:tab/>min</text:span><text:span text:style-name="T35">6</text:span><text:span text:style-name="T5"> åe gur-ta-àm kù-babbar a</text:span><text:span text:style-name="T32">š</text:span><text:span text:style-name="T5"> gín-e bí-in-≠sa</text:span><text:span text:style-name="T35">10</text:span><text:span text:style-name="T5">-sa</text:span><text:span text:style-name="T35">10</text:span><text:span text:style-name="T5">-e</text:span></text:p>
      <text:p text:style-name="P11"><text:span text:style-name="T11">13.</text:span><text:span text:style-name="T11"> <text:tab/>Ñ</text:span><text:span text:style-name="T5">á</text:span><text:span text:style-name="T11">-a-ra a</text:span><text:span text:style-name="T33">š</text:span><text:span text:style-name="T11"> </text:span><text:span text:style-name="T5">å</text:span><text:span text:style-name="T11">e gur-ta-</text:span><text:span text:style-name="T5">à</text:span><text:span text:style-name="T11">m za-e mu-un-gi</text:span></text:p>
      <text:p text:style-name="P11"><text:span text:style-name="T11">14. <text:tab/>puzur</text:span><text:span text:style-name="T38">4</text:span><text:span text:style-name="T11">-</text:span><text:span text:style-name="T28">d</text:span><text:span text:style-name="T11">nu-mu</text:span><text:span text:style-name="T5">å</text:span><text:span text:style-name="T11">-da </text:span><text:span text:style-name="T5">å</text:span><text:span text:style-name="T11">akkana b</text:span><text:span text:style-name="T5">à</text:span><text:span text:style-name="T11">d-igi-hur-</text:span><text:span text:style-name="T5">≠</text:span><text:span text:style-name="T11">saÑ</text:span><text:span text:style-name="T5"></text:span><text:span text:style-name="T11">-Ñ</text:span><text:span text:style-name="T5">á</text:span></text:p>
      <text:p text:style-name="P11"><text:span text:style-name="T11">15. <text:tab/>amurrum l</text:span><text:span text:style-name="T5">ú</text:span><text:span text:style-name="T11"> k</text:span><text:span text:style-name="T5">ú</text:span><text:span text:style-name="T11">r-ra </text:span><text:span text:style-name="T5">åà</text:span><text:span text:style-name="T11"> kalam-ma-Ñu</text:span><text:span text:style-name="T38">10</text:span><text:span text:style-name="T11">-</text:span><text:span text:style-name="T5">åè</text:span><text:span text:style-name="T11"> a-gin</text:span><text:span text:style-name="T38">7</text:span><text:span text:style-name="T11"> im-da-an-ku</text:span><text:span text:style-name="T38">4</text:span><text:span text:style-name="T11">-re-en</text:span></text:p>
      <text:p text:style-name="P11"><text:span text:style-name="T11">16. <text:tab/>en-na </text:span><text:span text:style-name="T28">Ñi</text:span><text:span text:style-name="T26">å</text:span><text:span text:style-name="T11">tukul s</text:span><text:span text:style-name="T5">ì</text:span><text:span text:style-name="T11">g-ge-d</text:span><text:span text:style-name="T5">è</text:span><text:span text:style-name="T11"> nam-mu-e-</text:span><text:span text:style-name="T5">å</text:span><text:span text:style-name="T11">i-in-gi</text:span></text:p>
      <text:p text:style-name="P11"><text:span text:style-name="T11">17. <text:tab/>l</text:span><text:span text:style-name="T5">ú</text:span><text:span text:style-name="T11"> saÑ-du nu-tuku kalam-ma </text:span><text:span text:style-name="T5">ì</text:span><text:span text:style-name="T11">-Ñ</text:span><text:span text:style-name="T5">á</text:span><text:span text:style-name="T11">l-la</text:span></text:p>
      <text:p text:style-name="P11"><text:span text:style-name="T5">18. <text:tab/>a-gin</text:span><text:span text:style-name="T35">7</text:span><text:span text:style-name="T5"> amurrum-e an-ta nam-mu-åi-in-gi</text:span></text:p>
      <text:p text:style-name="P12"/>
      <text:p text:style-name="P18">Translations</text:p>
      <text:p text:style-name="P12"/>
      <text:p text:style-name="P14">IbIå1A</text:p>
      <text:p text:style-name="P20"><text:span text:style-name="T26">1 </text:span><text:span text:style-name="T5">Speak to [Iåbi-Erra], </text:span><text:span text:style-name="T26">2</text:span><text:span text:style-name="T5">s[aying (the words of) Ibbi-Sin, your king]:</text:span></text:p>
      <text:p text:style-name="P20"><text:span text:style-name="T5">(ca. 5 lines missing) </text:span></text:p>
      <text:p text:style-name="P20"><text:span text:style-name="T26">1’ </text:span><text:span text:style-name="T5">(Now) Enlil’s heart(?) is angry …</text:span></text:p>
      <text:p text:style-name="P20"><text:span text:style-name="T26">2’ </text:span><text:span text:style-name="T5">The enemy, although not …, has mustered (his army), and has [brought disorder] in all the foreign lands. </text:span><text:span text:style-name="T26">4’ </text:span><text:span text:style-name="T5">But then you, according to your statement, had an omen </text:span><text:span text:style-name="T26">3’ </text:span><text:span text:style-name="T5">(telling you that) now Enlil [has returned] to the side of his son Sin. </text:span></text:p>
      <text:p text:style-name="P20"><text:span text:style-name="T26">5’ </text:span><text:span text:style-name="T5">You (text: he) received twenty talents of silver to­ purchase grain. </text:span><text:span text:style-name="T26">6’ </text:span><text:span text:style-name="T5">You (text: he) purchased grain at the price of two­ </text:span><text:span text:style-name="T6">gur</text:span><text:span text:style-name="T5"> per shekel, </text:span><text:span text:style-name="T26">7’ </text:span><text:span text:style-name="T5">to return it to me</text:span><text:span text:style-name="Footnote_20_Symbol"><text:span text:style-name="T5"><text:note text:id="ftn6" text:note-class="footnote"><text:note-citation>6</text:note-citation><text:note-body><text:p text:style-name="Footnote"><text:span text:style-name="T1"><text:s/>Alt. transl.: return it to me.</text:span></text:p></text:note-body></text:note></text:span></text:span><text:span text:style-name="T5"> as if (you had­ purchased it) at one </text:span><text:span text:style-name="T6">gur</text:span><text:span text:style-name="T5"> (per shekel)!</text:span></text:p>
      <text:p text:style-name="P20"><text:soft-page-break/><text:span text:style-name="T26">8’ </text:span><text:span text:style-name="T5">The hostile Amorite, having stationed himself in the frontier territory, </text:span><text:span text:style-name="T26">9’ </text:span><text:span text:style-name="T5">having come to know the strength of my homeland and its troops—</text:span><text:span text:style-name="T26">10’</text:span><text:span text:style-name="T5">how could you let them sweep into my frontier zone and capture all my large fortresses? </text:span><text:span text:style-name="T26">11’–12’ </text:span><text:span text:style-name="T5">Why has Puzur-Marduk, general of BadigihursaÑa, not confronted the Amorites? </text:span><text:span text:style-name="T26">13’ </text:span><text:span text:style-name="T5">Your powerful forces </text:span><text:span text:style-name="T7">were never brought into play</text:span><text:span text:style-name="T5">, </text:span><text:span text:style-name="T26">14’ </text:span><text:span text:style-name="T5">it is because of your self-confidence the monkey has [</text:span><text:span text:style-name="T9">been allowed to come down</text:span><text:span text:style-name="T5">] from ­its mountain!</text:span></text:p>
      <text:p text:style-name="P20"><text:span text:style-name="T5"><text:s/></text:span><text:span text:style-name="T26">15’ </text:span><text:span text:style-name="T5">Now I am overhauling 180 great barges, each (vessel) with a capacity of 120 </text:span><text:span text:style-name="T6">gur</text:span><text:span text:style-name="T5">, as well as overhauling 600 barges with a capacity of 60 </text:span><text:span text:style-name="T6">gur</text:span><text:span text:style-name="T5"> each. </text:span><text:span text:style-name="T26">17’ </text:span><text:span text:style-name="T5">Åu-Enlil, governor of Kiå, </text:span><text:span text:style-name="T26">18’ </text:span><text:span text:style-name="T5">Nur-Ea (i.e., Nur-ahum),­ governor of Eånunna, </text:span><text:span text:style-name="T26">19’</text:span><text:span text:style-name="T5">(and) Puzur-Tutu, governor of ­Borsippa </text:span><text:span text:style-name="T26">20’ </text:span><text:span text:style-name="T5">have handed over 72,000 </text:span><text:span text:style-name="T6">gur</text:span><text:span text:style-name="T5"> of grain to you, </text:span><text:span text:style-name="T26">21’–22’ </text:span><text:span text:style-name="T5">and therefore you should measure out the silver that you have as well </text:span><text:span text:style-name="T9">as what (was set aside for even) the most exalted allotments</text:span><text:span text:style-name="T5"> to pay for the 72,000 (</text:span><text:span text:style-name="T12">gur</text:span><text:span text:style-name="T5">) of grain. </text:span><text:span text:style-name="T26">23’ </text:span><text:span text:style-name="T5">Do not dare to come back here until you have dispatched (the grain) to me! ­</text:span><text:span text:style-name="T26">24’ </text:span><text:span text:style-name="T5">Guarding Nippur and Isin is your responsibility. It is urgent!</text:span></text:p>
      <text:p text:style-name="P12"/>
      <text:p text:style-name="P9"><text:span text:style-name="T2">IbIå1B</text:span><text:span text:style-name="T5"> </text:span></text:p>
      <text:p text:style-name="P20"><text:span text:style-name="T27">1 </text:span><text:span text:style-name="T8">Speak to </text:span><text:span text:style-name="T5">Iåbi-Erra</text:span><text:span text:style-name="T8">, </text:span><text:span text:style-name="T27">2 </text:span><text:span text:style-name="T8">saying (the words of) </text:span><text:span text:style-name="T5">Ibbi-Sin</text:span><text:span text:style-name="T8">, your king:</text:span></text:p>
      <text:p text:style-name="P20"><text:span text:style-name="T26">4 </text:span><text:span text:style-name="T5">You tell me so: </text:span><text:span text:style-name="T26">3</text:span><text:span text:style-name="T5"> “as long as Enlil is my master, where else (in the world but with you) would I go?” </text:span><text:span text:style-name="T26">5 </text:span><text:span text:style-name="T5">Right now Enlil is angry with me,­ </text:span><text:span text:style-name="T26">6 </text:span><text:span text:style-name="T5">angry with his son Sin, </text:span><text:span text:style-name="T26">7 </text:span><text:span text:style-name="T5">and is handing over Ur to ­the enemy. </text:span><text:span text:style-name="T26">8 </text:span><text:span text:style-name="T5">The enemy, although not (yet) within it, has mustered (his army), and created disorder in all the foreign lands. </text:span><text:span text:style-name="T26">10 </text:span><text:span text:style-name="T5">But you, according to your statement, had an omen </text:span><text:span text:style-name="T26">9 </text:span><text:span text:style-name="T5">that Enlil has reconciled with his son Sin. </text:span></text:p>
      <text:p text:style-name="P20"><text:span text:style-name="T26">11 </text:span><text:span text:style-name="T5">You received twenty talents of silver to­ purchase grain. </text:span><text:span text:style-name="T26">12 </text:span><text:span text:style-name="T5">You purchased grain at the price of two­ </text:span><text:span text:style-name="T6">gur</text:span><text:span text:style-name="T5"> per shekel, </text:span><text:span text:style-name="T26">13 </text:span><text:span text:style-name="T5">but you then returned it to me (as if you had­ purchased it) at one </text:span><text:span text:style-name="T12">gur</text:span><text:span text:style-name="T5"> (per shekel). </text:span></text:p>
      <text:p text:style-name="P20"><text:span text:style-name="T26">14 </text:span><text:span text:style-name="T5">How could you, together with Puzur-Numuåda, general of­ Bad-IgihursaÑa, </text:span><text:span text:style-name="T26">15 </text:span><text:span text:style-name="T5">allow the enemy Amorites to enter into my homeland? ­</text:span><text:span text:style-name="T26">16 </text:span><text:span text:style-name="T5">Until he returns to you to fight (them) </text:span><text:span text:style-name="T26">17 </text:span><text:soft-page-break/><text:span text:style-name="T5">there will be ­idiots (running around) in the homeland—</text:span><text:span text:style-name="T26">18 </text:span><text:span text:style-name="T5">why has he not confronted the Amorites? </text:span></text:p>
      <text:p text:style-name="P12"/>
      <text:p text:style-name="P19">Commentary</text:p>
      <text:p text:style-name="P15"/>
      <text:p text:style-name="P9"><text:span text:style-name="T5">This letter is attested in two different versions. Both accounts are defective and appear to be variant Old Babylonian concoctions that mix together information from I</text:span><text:span text:style-name="T32">š</text:span><text:span text:style-name="T5">Ib1 (21) and the Puzur-Numu</text:span><text:span text:style-name="T32">š</text:span><text:span text:style-name="T5">da correspondence (23–24).</text:span></text:p>
      <text:p text:style-name="P20"><text:span text:style-name="T5">Both manuscripts are of unknown origin, even if it is possible that X1 comes from Sippar but they share certain features, most noticeably a shaky command of Sumerian verbal morphology. It would appear that the authors of these texts used the third person agreement prefix /n/ indiscriminately, so that forms with this element often have to be interpreted as first or second person verbs, while forms with /e/ are clearly intended as first or third person. The texts make little sense in the context of the CKU, and we are at a loss to discern if this is a function of scribal ineptitude, or if there are ironies here that escape us.</text:span></text:p>
      <text:p text:style-name="P15"/>
      <text:p text:style-name="P1"><text:span text:style-name="T19">A 4’</text:span><text:span text:style-name="T1">. The idea that an ominous sign presages the victory of Ibbi-Sin is derived from the Puzur-Numu</text:span>š<text:span text:style-name="T1">da correspondence but is turned around, as here it is I</text:span>š<text:span text:style-name="T1">bi-Erra, not the king, who has received an omen.</text:span></text:p>
      <text:p text:style-name="P3"/>
      <text:p text:style-name="P1"><text:span text:style-name="T18">A 6’–7’ = B 12–13</text:span><text:span text:style-name="T1">. These lines are important, because they are the source of the commonly repeated notion that I</text:span>š<text:span text:style-name="T1">bi-Erra blackmailed Ibbi-Sin, asking him to pay him double for grain he had already received funds to buy in the first place. Although the grammar of these lines is characteristically flimsy, there can be no doubt that according to both sources the issue is not blackmail at all; the king of Ur is desperate and offers to take </text:span><text:soft-page-break/><text:span text:style-name="T1">it at double the original price. It is unclear if the writer of A intended the verbal form in line 7’ as the participial </text:span><text:span text:style-name="T16">gi.Ñu.ed.am</text:span><text:span text:style-name="T1">, or as an imperative </text:span><text:span text:style-name="T16">gi.mu.da</text:span><text:span text:style-name="T1">. </text:span></text:p>
      <text:p text:style-name="P3"/>
      <text:p text:style-name="P1"><text:span text:style-name="T19">A 13’.</text:span><text:span text:style-name="T1"> The Sumerian</text:span><text:span text:style-name="T19"> </text:span><text:span text:style-name="T16">u</text:span><text:span text:style-name="T42">4</text:span><text:span text:style-name="T16"> na-me-ka</text:span><text:span text:style-name="T14"> </text:span><text:span text:style-name="T1">(for </text:span><text:span text:style-name="T16">u</text:span><text:span text:style-name="T42">4</text:span><text:span text:style-name="T16"> na-me-kam</text:span><text:span text:style-name="T1">) is used here in the same sense as Akkadian </text:span><text:span text:style-name="T21">matima</text:span><text:span text:style-name="T1"> with a negated verb (“never”).</text:span></text:p>
      <text:p text:style-name="P3"><text:s/></text:p>
      <text:p text:style-name="P1"><text:span text:style-name="T18">A 14’</text:span><text:span text:style-name="T1">. The signs used for writing /</text:span><text:span text:style-name="T16">ugubi</text:span><text:span text:style-name="T1">/, “monkey,” are partially destroyed and difficult to read. From what I can discern it is either </text:span><text:span text:style-name="T14">≠DUL</text:span><text:span text:style-name="T31">?</text:span><text:span text:style-name="T14">.A</text:span><text:span text:style-name="T22"></text:span><text:span text:style-name="T14">.SAG.GU</text:span><text:span text:style-name="T41">5</text:span><text:span text:style-name="T1"> or possibly </text:span><text:span text:style-name="T14">≠UGU.UGU</text:span><text:span text:style-name="T22"></text:span><text:span text:style-name="T14">.GU</text:span><text:span text:style-name="T41">5</text:span><text:span text:style-name="T1">. </text:span></text:p>
      <text:p text:style-name="P5"><text:span text:style-name="T19">A 15’–16’</text:span><text:span text:style-name="T1">. As in the previous letter, the numbers in these lines do not add up properly. According to line 20’ we are dealing here with 72,000 </text:span><text:span text:style-name="T14">gur</text:span><text:span text:style-name="T1"> of grain; that is all that I</text:span>š<text:span text:style-name="T1">bi-Erra wants to send back at the rate of two </text:span><text:span text:style-name="T16">gur</text:span><text:span text:style-name="T1"> per shekel, as he is obviously keeping either half the silver he received or half of the grain that he purchased. 180 boats of 120 </text:span><text:span text:style-name="T16">gur</text:span><text:span text:style-name="T1"> capacity would carry 21,600 </text:span><text:span text:style-name="T14">gur</text:span><text:span text:style-name="T1">. According to line 16’ there were 600 (</text:span><text:span text:style-name="T16">géå-u</text:span><text:span text:style-name="T1">) vessels, each of 60 </text:span><text:span text:style-name="T16">gur</text:span><text:span text:style-name="T1"> capacity, and therefore the tonnage would be 36,000 </text:span><text:span text:style-name="T16">gur</text:span><text:span text:style-name="T1">. Thus the combined carrying capacity of all the boats would be 57,600 </text:span><text:span text:style-name="T16">gur</text:span><text:span text:style-name="T1">. The only way that I can make some sense of this is to assume that the scribe made mistake that involved confusion between the decimal and sexigesimal systems: he wrote </text:span><text:span text:style-name="T14">3</text:span><text:span text:style-name="T44">×</text:span><text:span text:style-name="T45">Ğ</text:span><text:span text:style-name="T14">ÉÅ</text:span><text:span text:style-name="T1">, that is 180 but was thinking of 3</text:span>×<text:span text:style-name="T1">100 (i.e. 3 &lt;</text:span><text:span text:style-name="T16">me</text:span><text:span text:style-name="T1">&gt;) = 300, and thus the total in line 16’ would also be 36,000. If this were indeed the case, both lines would add up to 72,000 </text:span><text:span text:style-name="T16">gur</text:span><text:span text:style-name="T1">. Alternatively, we are dealing with a scribal error; the correct number would be </text:span><text:span text:style-name="T14">5</text:span><text:span text:style-name="T44">×</text:span><text:span text:style-name="T45">Ğ</text:span><text:span text:style-name="T14">ÉÅ</text:span><text:span text:style-name="T1">, that is 300.</text:span></text:p>
      <text:p text:style-name="P4"/>
      <text:p text:style-name="P1"><text:span text:style-name="T19">A 17’–19’</text:span><text:span text:style-name="T1">. This passage is clearly derived from PuIb1 (letter 23) 36–38. Note that here, as in the source letter, X1 writes </text:span><text:span text:style-name="T25">I</text:span><text:span text:style-name="T16">nu-úr-é-a</text:span><text:span text:style-name="T1"> for Nur-a</text:span><text:span text:style-name="T17">æ</text:span><text:span text:style-name="T1">um of E</text:span>š<text:span text:style-name="T1">nunna.</text:span></text:p>
      <text:p text:style-name="P3"/>
      <text:p text:style-name="P1"><text:soft-page-break/><text:span text:style-name="T18">A 20’</text:span><text:span text:style-name="T1">. The idiom </text:span><text:span text:style-name="T16">åu</text:span><text:span text:style-name="T14">-PRO-</text:span><text:span text:style-name="T16">ta Ñál</text:span><text:span text:style-name="T1"> </text:span><text:span text:style-name="T14">(</text:span><text:span text:style-name="T16">åu-zu-ta bí-ib-sì-ge-eå</text:span><text:span text:style-name="T14">)</text:span><text:span text:style-name="T1"> must be a calque from Akkadian </text:span><text:span text:style-name="T20">ana q</text:span><text:span text:style-name="T23">ā</text:span><text:span text:style-name="T20">tÏ mull</text:span><text:span text:style-name="T23">ū</text:span><text:span text:style-name="T1">, “to hand over,” (</text:span><text:span text:style-name="T20">CAD</text:span><text:span text:style-name="T1"> M/1 187) with </text:span><text:span text:style-name="T14">-ta</text:span><text:span text:style-name="T1"> functioning as a locative, as is often does in Larsa and late OB Sumerian texts. Unfortunately, the translation “they have handed over to you” makes little sense in the context. The present translation assumes that this is a mistake and that the intention here was to use a Sumerian equivalent of the Akkadian use of </text:span><text:span text:style-name="T20">mull</text:span><text:span text:style-name="T23">ū</text:span><text:span text:style-name="T1"> in the technical sense of “to load a boat” (</text:span><text:span text:style-name="T20">CAD</text:span><text:span text:style-name="T1"> M/1 185).</text:span></text:p>
      <text:p text:style-name="P12"/>
      <text:p text:style-name="P9"><text:span text:style-name="T2">A 21’</text:span><text:span text:style-name="T5">. The reading and translation of the second half of this line are most uncertain. </text:span></text:p>
      <text:p text:style-name="P12"/>
      <text:p text:style-name="P9"><text:span text:style-name="T3">B 3</text:span><text:span text:style-name="T5">. There is some ambiguity in the reading of the verbal­ root. There are two possible idioms that could come into play­ here, </text:span><text:span text:style-name="T12">me-åè de</text:span><text:span text:style-name="T39">6</text:span><text:span text:style-name="T5"> and </text:span><text:span text:style-name="T12">me-åè gin</text:span><text:span text:style-name="T5">; see the information in </text:span><text:span text:style-name="T9">CAD</text:span><text:span text:style-name="T5"> A/1 233 sub­ </text:span><text:span text:style-name="T10">aj</text:span><text:span text:style-name="T34">īš</text:span><text:span text:style-name="T5">, “whereto, whither; where,” and M. Civil, </text:span><text:span text:style-name="T9">AfO</text:span><text:span text:style-name="T5"> 25 (1974–1977) ­71. For a very different interpretation of lines B 3–4 see C. Wilcke, “Politik im Spiegel der Literatur,” 64: “Bis dahin—(bei) mein(em) Konig Enlil!—wirst du gehen, wirst du derart die Worte verdrehen?” </text:span></text:p>
      <text:p text:style-name="P12"/>
      <text:p text:style-name="P9"><text:span text:style-name="T3">B 4</text:span><text:span text:style-name="T5">. The verb</text:span><text:span text:style-name="T6"> </text:span><text:span text:style-name="T12">ka…bal</text:span><text:span text:style-name="T5"> provides a direct link to the previous letter, from I</text:span><text:span text:style-name="T32">š</text:span><text:span text:style-name="T5">bi-Erra to the king, which ends with the line (55): </text:span><text:span text:style-name="T12">igi </text:span><text:span text:style-name="T29">d</text:span><text:span text:style-name="T12">utu-kam ka-Ñu</text:span><text:span text:style-name="T39">10</text:span><text:span text:style-name="T12"> nu-bal-e</text:span><text:span text:style-name="T5">.</text:span></text:p>
      <text:p text:style-name="P12"/>
      <text:p text:style-name="P9"><text:span text:style-name="T2">B 15</text:span><text:span text:style-name="T5">. The verbal </text:span><text:span text:style-name="T6">im-da-an-ku</text:span><text:span text:style-name="T36">4</text:span><text:span text:style-name="T6">-re-en</text:span><text:span text:style-name="T5"> is formally first or second person but this is most probably a mistake for third person. Alternatively, it is possible that the scribe intended “how could you allow PN…”</text:span></text:p>
      <text:p text:style-name="P16"/>
      <text:p text:style-name="P9"><text:span text:style-name="T4">B 17</text:span><text:span text:style-name="T8">. </text:span><text:span text:style-name="T12">lú saÑ-du nu-tuku</text:span><text:span text:style-name="T5"> is translated as </text:span><text:span text:style-name="T10">la i</text:span><text:span text:style-name="T34">š</text:span><text:span text:style-name="T9">ã</text:span><text:span text:style-name="T10">nu</text:span><text:span text:style-name="T5">, “weakling, poor person,” in the late lexical entry in SIG</text:span><text:span text:style-name="T35">7</text:span><text:span text:style-name="T5">.ALAN IV 23 (</text:span><text:span text:style-name="T10">MSL</text:span><text:span text:style-name="T5"> 16 77); in </text:span><text:span text:style-name="T10">Instructions of </text:span><text:span text:style-name="T34">Š</text:span><text:span text:style-name="T10">uruppak</text:span><text:span text:style-name="T5"> 115 it seems to </text:span><text:soft-page-break/><text:span text:style-name="T5">designate an idiot; see, most recently, B. Alster, </text:span><text:span text:style-name="T9">Wisdom of Ancient Sumer</text:span><text:span text:style-name="T5"> 141. Note the use of </text:span><text:span text:style-name="T12">gi</text:span><text:span text:style-name="T5"> for </text:span><text:span text:style-name="T12">gi</text:span><text:span text:style-name="T39">4</text:span><text:span text:style-name="T37"> </text:span><text:span text:style-name="T8">here and in the next line</text:span><text:span text:style-name="T5">; the form </text:span><text:span text:style-name="T12">ì-Ñál-la</text:span><text:span text:style-name="T5"> must stand for </text:span><text:span text:style-name="T12">i.Ñal.am</text:span><text:span text:style-name="T5">. </text:span></text:p>
      <text:p text:style-name="P21">Comparison of the Common Part of Versions A and B </text:p>
      <text:p text:style-name="P10"><text:span text:style-name="T3">(X1 1–2; 1’–7’ and X2 1–13) </text:span></text:p>
      <text:p text:style-name="P12"/>
      <text:p text:style-name="P9"><text:span text:style-name="T11">1. <text:s/>X1;1 <text:s/>[ <text:s text:c="16"/>r]a ≠</text:span><text:span text:style-name="T5">ù</text:span><text:span text:style-name="T11">-na-a-dug</text:span><text:span text:style-name="T38">4</text:span><text:span text:style-name="T11"></text:span></text:p>
      <text:p text:style-name="P9"><text:span text:style-name="T11"><text:s text:c="5"/>X2:1 <text:s/></text:span><text:span text:style-name="T28">d</text:span><text:span text:style-name="T11">i</text:span><text:span text:style-name="T5">å</text:span><text:span text:style-name="T11">-bi-</text:span><text:span text:style-name="T5">è</text:span><text:span text:style-name="T11">r-ra-ra </text:span><text:span text:style-name="T5">≠ù</text:span><text:span text:style-name="T11">-na-a-dug</text:span><text:span text:style-name="T38">4</text:span></text:p>
      <text:p text:style-name="P17"/>
      <text:p text:style-name="P17">2. <text:s/>X1:2 <text:s text:c="2"/>[ <text:s text:c="46"/>]-a</text:p>
      <text:p text:style-name="P9"><text:span text:style-name="T11"><text:s text:c="5"/>X2:2 <text:s text:c="2"/></text:span><text:span text:style-name="T28">d</text:span><text:span text:style-name="T11">i-b</text:span><text:span text:style-name="T5">í</text:span><text:span text:style-name="T11">-</text:span><text:span text:style-name="T28">d</text:span><text:span text:style-name="T11">en.</text:span><text:span text:style-name="T5">≠</text:span><text:span text:style-name="T11">zu lugal-zu na-ab</text:span><text:span text:style-name="T5"></text:span><text:span text:style-name="T11">-b</text:span><text:span text:style-name="T5">é</text:span><text:span text:style-name="T11">-a</text:span></text:p>
      <text:p text:style-name="P17"/>
      <text:p text:style-name="P9"><text:span text:style-name="T11">3. <text:s/>X2:3 <text:s text:c="2"/>en-na </text:span><text:span text:style-name="T28">d</text:span><text:span text:style-name="T11">en-l</text:span><text:span text:style-name="T5">í</text:span><text:span text:style-name="T11">l </text:span><text:span text:style-name="T5">≠</text:span><text:span text:style-name="T11">lugal</text:span><text:span text:style-name="T5"></text:span><text:span text:style-name="T11">-Ñu</text:span><text:span text:style-name="T38">10</text:span><text:span text:style-name="T11"> me-</text:span><text:span text:style-name="T5">åè</text:span><text:span text:style-name="T11"> i-im-du-d</text:span><text:span text:style-name="T5">è</text:span><text:span text:style-name="T11">-en</text:span></text:p>
      <text:p text:style-name="P9"><text:span text:style-name="T11">4. <text:s/>X2:4 <text:s text:c="2"/>za-e ur</text:span><text:span text:style-name="T38">5</text:span><text:span text:style-name="T11">-gin</text:span><text:span text:style-name="T38">7 </text:span><text:span text:style-name="T11">ka </text:span><text:span text:style-name="T5">ì</text:span><text:span text:style-name="T11">-bal-e</text:span></text:p>
      <text:p text:style-name="P9"><text:span text:style-name="T11">5. <text:s/>X2:5 <text:s text:c="2"/>u</text:span><text:span text:style-name="T38">4</text:span><text:span text:style-name="T11">-da </text:span><text:span text:style-name="T28">d</text:span><text:span text:style-name="T11">en-l</text:span><text:span text:style-name="T5">í</text:span><text:span text:style-name="T11">l-le Ñ</text:span><text:span text:style-name="T5">á</text:span><text:span text:style-name="T11">-a-ra hul ba-an-gig</text:span></text:p>
      <text:p text:style-name="P9"><text:span text:style-name="T11">6. <text:s/>X2:6 <text:s text:c="2"/>dumu-ni </text:span><text:span text:style-name="T28">d</text:span><text:span text:style-name="T11">en.zu-na-ra <text:s/>hul ba-an-gig</text:span></text:p>
      <text:p text:style-name="P17"/>
      <text:p text:style-name="P9"><text:span text:style-name="T11">7. <text:s/></text:span><text:span text:style-name="T5">X1:1’ <text:s/>x </text:span><text:span text:style-name="T26">d</text:span><text:span text:style-name="T5">en-líl-lá íb ba-an-ak […] <text:s/></text:span></text:p>
      <text:p text:style-name="P9"><text:span text:style-name="T5"><text:s text:c="5"/></text:span><text:span text:style-name="T11">X2:7 <text:s text:c="2"/>uri</text:span><text:span text:style-name="T38">5</text:span><text:span text:style-name="T28">ki</text:span><text:span text:style-name="T11"> l</text:span><text:span text:style-name="T5">ú</text:span><text:span text:style-name="T11"> k</text:span><text:span text:style-name="T5">ú</text:span><text:span text:style-name="T11">r-ra b</text:span><text:span text:style-name="T5">í</text:span><text:span text:style-name="T11">-in-</text:span><text:span text:style-name="T5">åú</text:span><text:span text:style-name="T11">m-mu </text:span></text:p>
      <text:p text:style-name="P17"/>
      <text:p text:style-name="P9"><text:span text:style-name="T11">8. <text:s/>X1:2’ <text:s/></text:span><text:span text:style-name="T5">≠</text:span><text:span text:style-name="T11">ki </text:span><text:span text:style-name="T5">å</text:span><text:span text:style-name="T11">à</text:span><text:span text:style-name="T5"></text:span><text:span text:style-name="T11">-bi nu-me-a l</text:span><text:span text:style-name="T5">ú</text:span><text:span text:style-name="T11"> k</text:span><text:span text:style-name="T5">ú</text:span><text:span text:style-name="T11">r mu-un-zi-ma </text:span><text:span text:style-name="T5">≠</text:span><text:span text:style-name="T11">kur-kur</text:span><text:span text:style-name="T5"></text:span><text:span text:style-name="T11"> i[m</text:span><text:span text:style-name="T5"></text:span><text:span text:style-name="T11">-sùh-sùh]</text:span></text:p>
      <text:p text:style-name="P9"><text:span text:style-name="T11"><text:s text:c="5"/>X2:8 <text:s text:c="2"/>ki </text:span><text:span text:style-name="T5">≠å</text:span><text:span text:style-name="T11">à</text:span><text:span text:style-name="T5"></text:span><text:span text:style-name="T11">-ba <text:s/>nu-me-a l</text:span><text:span text:style-name="T5">ú</text:span><text:span text:style-name="T11"> k</text:span><text:span text:style-name="T5">ú</text:span><text:span text:style-name="T11">r im-zi-ge <text:s text:c="9"/>kur-kur im-s</text:span><text:span text:style-name="T5">ù</text:span><text:span text:style-name="T11">h-s</text:span><text:span text:style-name="T5">ù</text:span><text:span text:style-name="T11">h</text:span></text:p>
      <text:p text:style-name="P17"/>
      <text:p text:style-name="P9"><text:span text:style-name="T11">9. <text:s/>X1:3’ <text:s/>≠u</text:span><text:span text:style-name="T38">4</text:span><text:span text:style-name="T5"></text:span><text:span text:style-name="T11"> </text:span><text:span text:style-name="T28">d</text:span><text:span text:style-name="T11">en-l</text:span><text:span text:style-name="T5">í</text:span><text:span text:style-name="T11">l-le dumu-ni </text:span><text:span text:style-name="T28">d</text:span><text:span text:style-name="T11">en.zu-ra <text:s text:c="5"/>im-m[i-gur]</text:span></text:p>
      <text:p text:style-name="P9"><text:span text:style-name="T11"><text:s text:c="5"/>X2:9 <text:s text:c="3"/>u</text:span><text:span text:style-name="T38">4 <text:s text:c="3"/></text:span><text:span text:style-name="T28">d</text:span><text:span text:style-name="T11">en-l</text:span><text:span text:style-name="T5">í</text:span><text:span text:style-name="T11">l-le dumu-ni </text:span><text:span text:style-name="T28">d</text:span><text:span text:style-name="T11">en.zu-na-ra im-me-gur</text:span></text:p>
      <text:p text:style-name="P17"/>
      <text:p text:style-name="P9"><text:span text:style-name="T11">10. X1:4’ <text:s text:c="2"/>za-e inim-zu Ñi</text:span><text:span text:style-name="T33">š</text:span><text:span text:style-name="T11">kim b</text:span><text:span text:style-name="T5">í</text:span><text:span text:style-name="T11">-in-tuk-</text:span><text:span text:style-name="T5">à</text:span><text:span text:style-name="T11">[m]</text:span></text:p>
      <text:p text:style-name="P9"><text:span text:style-name="T11"><text:s text:c="6"/>X2 :10 za-e inim-zu Ñi</text:span><text:span text:style-name="T33">š</text:span><text:span text:style-name="T11">kim im-ma-an-tuku</text:span></text:p>
      <text:p text:style-name="P17"/>
      <text:p text:style-name="P9"><text:span text:style-name="T5">11. X1:5’ <text:s/>20 gú-un kù-babbar åe sa</text:span><text:span text:style-name="T35">10</text:span><text:span text:style-name="T5">-sa</text:span><text:span text:style-name="T35">10</text:span><text:span text:style-name="T5">-ne åu bí-≠in-ti</text:span></text:p>
      <text:p text:style-name="P9"><text:soft-page-break/><text:span text:style-name="T5"><text:s text:c="6"/>X2:11 20 gun <text:s text:c="4"/>kù-babbar åe sa</text:span><text:span text:style-name="T35">10</text:span><text:span text:style-name="T5">-e-dè <text:s text:c="4"/>åu <text:s/>ba-e-ti <text:s text:c="2"/></text:span></text:p>
      <text:p text:style-name="P12"/>
      <text:p text:style-name="P9"><text:span text:style-name="T5">12. X1:6’ <text:s/>min</text:span><text:span text:style-name="T35">6</text:span><text:span text:style-name="T5"> åe gur-ta-≠àm <text:s text:c="14"/>a</text:span><text:span text:style-name="T32">š</text:span><text:span text:style-name="T5"> gín-≠àm bí-ib-sa</text:span><text:span text:style-name="T35">10</text:span><text:span text:style-name="T5">-s[a</text:span><text:span text:style-name="T35">10 <text:s text:c="3"/></text:span><text:span text:style-name="T5">]</text:span></text:p>
      <text:p text:style-name="P9"><text:span text:style-name="T5"><text:s text:c="6"/>X2:12 min</text:span><text:span text:style-name="T35">6</text:span><text:span text:style-name="T5"> åe gur-ta-àm kù-babbar a</text:span><text:span text:style-name="T32">š</text:span><text:span text:style-name="T5"> gín-e <text:s text:c="6"/>bí-in-≠sa</text:span><text:span text:style-name="T35">10</text:span><text:span text:style-name="T5">-sa</text:span><text:span text:style-name="T35">10</text:span><text:span text:style-name="T5">-e</text:span></text:p>
      <text:p text:style-name="P12"/>
      <text:p text:style-name="P9"><text:span text:style-name="T11">13. X1:7’ Ñ</text:span><text:span text:style-name="T5">á</text:span><text:span text:style-name="T11">-ra <text:s text:c="4"/>a</text:span><text:span text:style-name="T33">š</text:span><text:span text:style-name="T11"> </text:span><text:span text:style-name="T5">å</text:span><text:span text:style-name="T11">e gur-ta-</text:span><text:span text:style-name="T5">à</text:span><text:span text:style-name="T11">m <text:s text:c="9"/>gi</text:span><text:span text:style-name="T38">4</text:span><text:span text:style-name="T11">-mu-da</text:span></text:p>
      <text:p text:style-name="P9"><text:span text:style-name="T11"><text:s text:c="6"/>X2:13 Ñ</text:span><text:span text:style-name="T5">á</text:span><text:span text:style-name="T11">-a-ra a</text:span><text:span text:style-name="T33">š</text:span><text:span text:style-name="T11"> </text:span><text:span text:style-name="T5">å</text:span><text:span text:style-name="T11">e gur-ta-</text:span><text:span text:style-name="T5">à</text:span><text:span text:style-name="T11">m <text:s/>za-e mu-un-g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text:start-value="3">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P2"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0.9161in" fo:margin-right="0.916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2" text:anchor-type="paragraph" svg:y="0.0008in" fo:min-width="0in" draw:z-index="10"><draw:text-box fo:min-height="0.1457in"><text:p text:style-name="Header"><text:span text:style-name="Page_20_Number"><text:page-number text:select-page="current">10</text:page-number></text:span></text:p></draw:text-box></draw:frame></text:p>
      </style:header>
      <style:footer>
        <text:p text:style-name="MP2"><draw:frame draw:style-name="Mfr1" draw:name="Frame1" text:anchor-type="paragraph" svg:y="0.0008in" fo:min-width="0in" draw:z-index="0"><draw:text-box fo:min-height="0.1457in"><text:p text:style-name="Footer"><text:span text:style-name="Page_20_Number"/></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22</dc:title>
    <meta:initial-creator>Piotr Michalowski</meta:initial-creator>
    <meta:creation-date>2008-04-20T17:32:00</meta:creation-date>
    <dc:creator>Piotr Michalowski</dc:creator>
    <dc:date>2009-10-28T12:54:00</dc:date>
    <meta:print-date>2009-08-25T00:13:00</meta:print-date>
    <meta:editing-cycles>98</meta:editing-cycles>
    <meta:editing-duration>PT17H56M00S</meta:editing-duration>
    <meta:document-statistic meta:table-count="0" meta:image-count="0" meta:object-count="0" meta:page-count="10" meta:paragraph-count="116" meta:word-count="2064" meta:character-count="11728"/>
    <meta:generator>OpenOffice.org/3.1$Unix OpenOffice.org_project/310m19$Build-9420</meta:generator>
  </office:meta>
</office:document-meta>
</file>